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0.45mm" svg:y="90.3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Raw: 18554 <text:s text:c="3"/>sampled: 1868.536 <text:s text:c="2"/>given: 3800 <text:s text:c="2"/>gain: 2.03367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8554 <text:s text:c="3"/>sampled: 1868.536 <text:s text:c="2"/>given: 3800 <text:s text:c="2"/>gain: 2.03367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7580 <text:s text:c="3"/>sampled: 1770.447 <text:s text:c="2"/>given: 3600 <text:s text:c="2"/>gain: 2.03338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7580 <text:s text:c="3"/>sampled: 1770.447 <text:s text:c="2"/>given: 3600 <text:s text:c="2"/>gain: 2.03338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6602 <text:s text:c="3"/>sampled: 1671.954 <text:s text:c="2"/>given: 3400 <text:s text:c="2"/>gain: 2.03354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6603 <text:s text:c="3"/>sampled: 1672.055 <text:s text:c="2"/>given: 3400 <text:s text:c="2"/>gain: 2.033426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5626 <text:s text:c="3"/>sampled: 1573.663 <text:s text:c="2"/>given: 3200 <text:s text:c="2"/>gain: 2.033472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5626 <text:s text:c="3"/>sampled: 1573.663 <text:s text:c="2"/>given: 3200 <text:s text:c="2"/>gain: 2.033472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4650 <text:s text:c="3"/>sampled: 1475.372 <text:s text:c="2"/>given: 3000 <text:s text:c="2"/>gain: 2.03338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4650 <text:s text:c="3"/>sampled: 1475.372 <text:s text:c="2"/>given: 3000 <text:s text:c="2"/>gain: 2.03338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3675 <text:s text:c="3"/>sampled: 1377.182 <text:s text:c="2"/>given: 2800 <text:s text:c="2"/>gain: 2.03313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3675 <text:s text:c="3"/>sampled: 1377.182 <text:s text:c="2"/>given: 2800 <text:s text:c="2"/>gain: 2.03313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2698 <text:s text:c="3"/>sampled: 1278.79 <text:s text:c="2"/>given: 2600 <text:s text:c="2"/>gain: 2.0331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2698 <text:s text:c="3"/>sampled: 1278.79 <text:s text:c="2"/>given: 2600 <text:s text:c="2"/>gain: 2.0331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1722 <text:s text:c="3"/>sampled: 1180.499 <text:s text:c="2"/>given: 2400 <text:s text:c="2"/>gain: 2.03303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1722 <text:s text:c="3"/>sampled: 1180.499 <text:s text:c="2"/>given: 2400 <text:s text:c="2"/>gain: 2.03303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0746 <text:s text:c="3"/>sampled: 1082.208 <text:s text:c="2"/>given: 2200 <text:s text:c="2"/>gain: 2.03288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Raw: 10746 <text:s text:c="3"/>sampled: 1082.208 <text:s text:c="2"/>given: 2200 <text:s text:c="2"/>gain: 2.032881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2">
          <table:table-cell table:style-name="ce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677" calcext:value-type="float">
            <text:p>2.03367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677" calcext:value-type="float">
            <text:p>2.03367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385" calcext:value-type="float">
            <text:p>2.03338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385" calcext:value-type="float">
            <text:p>2.03338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548" calcext:value-type="float">
            <text:p>2.03354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426" calcext:value-type="float">
            <text:p>2.033426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472" calcext:value-type="float">
            <text:p>2.033472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472" calcext:value-type="float">
            <text:p>2.033472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385" calcext:value-type="float">
            <text:p>2.03338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385" calcext:value-type="float">
            <text:p>2.033385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137" calcext:value-type="float">
            <text:p>2.03313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137" calcext:value-type="float">
            <text:p>2.033137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171" calcext:value-type="float">
            <text:p>2.0331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171" calcext:value-type="float">
            <text:p>2.033171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038" calcext:value-type="float">
            <text:p>2.03303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038" calcext:value-type="float">
            <text:p>2.033038</text:p>
          </table:table-cell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2881" calcext:value-type="float">
            <text:p>2.032881</text:p>
          </table:table-cell>
          <table:table-cell table:style-name="ce9" table:number-columns-repeated="3"/>
          <table:table-cell table:style-name="ce8"/>
          <table:table-cell table:number-columns-repeated="2"/>
        </table:table-row>
        <table:table-row table:style-name="ro1">
          <table:table-cell table:style-name="ce2" office:value-type="float" office:value="2.032881" calcext:value-type="float">
            <text:p>2.032881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2">
          <table:table-cell table:style-name="ce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2" office:value-type="float" office:value="2.03329" calcext:value-type="float">
            <text:p>2.03329</text:p>
          </table:table-cell>
          <table:table-cell table:style-name="ce8" table:number-columns-repeated="4"/>
          <table:table-cell table:number-columns-repeated="2"/>
        </table:table-row>
        <table:table-row table:style-name="ro1" table:number-rows-repeated="3">
          <table:table-cell table:style-name="ce2"/>
          <table:table-cell table:style-name="ce8" table:number-columns-repeated="4"/>
          <table:table-cell table:number-columns-repeated="2"/>
        </table:table-row>
        <table:table-row table:style-name="ro1">
          <table:table-cell table:style-name="ce5"/>
          <table:table-cell table:style-name="ce8" table:number-columns-repeated="4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ce3"/>
          <table:table-cell/>
          <table:table-cell table:style-name="ce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formula="of:=AVERAGE([.A51:.A129])" office:value-type="float" office:value="2327.00502531645" calcext:value-type="float">
            <text:p>2327.00502531645</text:p>
          </table:table-cell>
          <table:table-cell table:formula="of:=AVERAGE([.F51:.F54])" office:value-type="float" office:value="49.82025" calcext:value-type="float">
            <text:p>49.82025</text:p>
          </table:table-cell>
          <table:table-cell table:formula="of:=2*[.C51]" office:value-type="float" office:value="99.6405" calcext:value-type="float">
            <text:p>99.6405</text:p>
          </table:table-cell>
          <table:table-cell table:formula="of:=[.D51]/[.B51]" office:value-type="float" office:value="0.0428192027588981" calcext:value-type="float">
            <text:p>0.042819202758898</text:p>
          </table:table-cell>
          <table:table-cell office:value-type="float" office:value="49.819" calcext:value-type="float">
            <text:p>49.819</text:p>
          </table:table-cell>
          <table:table-cell/>
        </table:table-row>
        <table:table-row table:style-name="ro1">
          <table:table-cell office:value-type="float" office:value="2326.053" calcext:value-type="float">
            <text:p>2326.053</text:p>
          </table:table-cell>
          <table:table-cell table:number-columns-repeated="4"/>
          <table:table-cell office:value-type="float" office:value="49.819" calcext:value-type="float">
            <text:p>49.819</text:p>
          </table:table-cell>
          <table:table-cell/>
        </table:table-row>
        <table:table-row table:style-name="ro1">
          <table:table-cell office:value-type="float" office:value="2326.154" calcext:value-type="float">
            <text:p>2326.154</text:p>
          </table:table-cell>
          <table:table-cell table:number-columns-repeated="4"/>
          <table:table-cell office:value-type="float" office:value="49.819" calcext:value-type="float">
            <text:p>49.819</text:p>
          </table:table-cell>
          <table:table-cell/>
        </table:table-row>
        <table:table-row table:style-name="ro1">
          <table:table-cell office:value-type="float" office:value="2326.355" calcext:value-type="float">
            <text:p>2326.355</text:p>
          </table:table-cell>
          <table:table-cell table:style-name="ce3" table:number-columns-repeated="4"/>
          <table:table-cell table:style-name="ce15" office:value-type="float" office:value="49.824" calcext:value-type="float">
            <text:p>49.824</text:p>
          </table:table-cell>
          <table:table-cell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6.556" calcext:value-type="float">
            <text:p>2326.556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6"/>
        </table:table-row>
        <table:table-row table:style-name="ro1">
          <table:table-cell office:value-type="float" office:value="2326.556" calcext:value-type="float">
            <text:p>2326.556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6.556" calcext:value-type="float">
            <text:p>2326.556</text:p>
          </table:table-cell>
          <table:table-cell table:number-columns-repeated="6"/>
        </table:table-row>
        <table:table-row table:style-name="ro1">
          <table:table-cell office:value-type="float" office:value="2326.053" calcext:value-type="float">
            <text:p>2326.053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6.456" calcext:value-type="float">
            <text:p>2326.456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6.556" calcext:value-type="float">
            <text:p>2326.556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style-name="ce3" table:number-columns-repeated="4"/>
          <table:table-cell/>
          <table:table-cell table:style-name="ce3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6.758" calcext:value-type="float">
            <text:p>2326.758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6.858" calcext:value-type="float">
            <text:p>2326.858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6.657" calcext:value-type="float">
            <text:p>2326.657</text:p>
          </table:table-cell>
          <table:table-cell table:number-columns-repeated="6"/>
        </table:table-row>
        <table:table-row table:style-name="ro1">
          <table:table-cell office:value-type="float" office:value="2326.556" calcext:value-type="float">
            <text:p>2326.556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866" calcext:value-type="float">
            <text:p>2327.866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7.06" calcext:value-type="float">
            <text:p>2327.06</text:p>
          </table:table-cell>
          <table:table-cell table:number-columns-repeated="6"/>
        </table:table-row>
        <table:table-row table:style-name="ro1">
          <table:table-cell office:value-type="float" office:value="2327.563" calcext:value-type="float">
            <text:p>2327.563</text:p>
          </table:table-cell>
          <table:table-cell table:number-columns-repeated="6"/>
        </table:table-row>
        <table:table-row table:style-name="ro1">
          <table:table-cell office:value-type="float" office:value="2327.161" calcext:value-type="float">
            <text:p>2327.161</text:p>
          </table:table-cell>
          <table:table-cell table:number-columns-repeated="6"/>
        </table:table-row>
        <table:table-row table:style-name="ro1">
          <table:table-cell office:value-type="float" office:value="2327.463" calcext:value-type="float">
            <text:p>2327.463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6.959" calcext:value-type="float">
            <text:p>2326.959</text:p>
          </table:table-cell>
          <table:table-cell table:number-columns-repeated="6"/>
        </table:table-row>
        <table:table-row table:style-name="ro1">
          <table:table-cell office:value-type="float" office:value="2327.966" calcext:value-type="float">
            <text:p>2327.966</text:p>
          </table:table-cell>
          <table:table-cell table:style-name="ce3" table:number-columns-repeated="5"/>
          <table:table-cell/>
        </table:table-row>
        <table:table-row table:style-name="ro1">
          <table:table-cell office:value-type="float" office:value="2327.664" calcext:value-type="float">
            <text:p>2327.664</text:p>
          </table:table-cell>
          <table:table-cell table:number-columns-repeated="6"/>
        </table:table-row>
        <table:table-row table:style-name="ro1">
          <table:table-cell office:value-type="float" office:value="2327.261" calcext:value-type="float">
            <text:p>2327.261</text:p>
          </table:table-cell>
          <table:table-cell table:number-columns-repeated="6"/>
        </table:table-row>
        <table:table-row table:style-name="ro1">
          <table:table-cell office:value-type="float" office:value="2327.362" calcext:value-type="float">
            <text:p>2327.362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formula="of:=AVERAGE([.A133:.A233])" office:value-type="float" office:value="2279.71922772277" calcext:value-type="float">
            <text:p>2279.71922772277</text:p>
          </table:table-cell>
          <table:table-cell table:formula="of:=AVERAGE([.F133:.F138])" office:value-type="float" office:value="4.89716666666667" calcext:value-type="float">
            <text:p>4.89716666666667</text:p>
          </table:table-cell>
          <table:table-cell table:formula="of:=2*[.C133]" office:value-type="float" office:value="9.79433333333333" calcext:value-type="float">
            <text:p>9.79433333333333</text:p>
          </table:table-cell>
          <table:table-cell table:formula="of:=[.D133]/[.B133]" office:value-type="float" office:value="0.00429628930362489" calcext:value-type="float">
            <text:p>0.004296289303625</text:p>
          </table:table-cell>
          <table:table-cell office:value-type="float" office:value="4.903" calcext:value-type="float">
            <text:p>4.903</text:p>
          </table:table-cell>
          <table:table-cell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4"/>
          <table:table-cell office:value-type="float" office:value="4.897" calcext:value-type="float">
            <text:p>4.897</text:p>
          </table:table-cell>
          <table:table-cell/>
        </table:table-row>
        <table:table-row table:style-name="ro1">
          <table:table-cell office:value-type="float" office:value="2279.123" calcext:value-type="float">
            <text:p>2279.123</text:p>
          </table:table-cell>
          <table:table-cell table:style-name="ce3" table:number-columns-repeated="4"/>
          <table:table-cell table:style-name="ce15" office:value-type="float" office:value="4.897" calcext:value-type="float">
            <text:p>4.897</text:p>
          </table:table-cell>
          <table:table-cell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4"/>
          <table:table-cell office:value-type="float" office:value="4.895" calcext:value-type="float">
            <text:p>4.895</text:p>
          </table:table-cell>
          <table:table-cell/>
        </table:table-row>
        <table:table-row table:style-name="ro1">
          <table:table-cell office:value-type="float" office:value="2279.324" calcext:value-type="float">
            <text:p>2279.324</text:p>
          </table:table-cell>
          <table:table-cell table:number-columns-repeated="4"/>
          <table:table-cell office:value-type="float" office:value="4.895" calcext:value-type="float">
            <text:p>4.895</text:p>
          </table:table-cell>
          <table:table-cell/>
        </table:table-row>
        <table:table-row table:style-name="ro1">
          <table:table-cell office:value-type="float" office:value="2279.224" calcext:value-type="float">
            <text:p>2279.224</text:p>
          </table:table-cell>
          <table:table-cell table:number-columns-repeated="4"/>
          <table:table-cell office:value-type="float" office:value="4.896" calcext:value-type="float">
            <text:p>4.896</text:p>
          </table:table-cell>
          <table:table-cell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79.727" calcext:value-type="float">
            <text:p>2279.727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79.022" calcext:value-type="float">
            <text:p>2279.022</text:p>
          </table:table-cell>
          <table:table-cell table:number-columns-repeated="6"/>
        </table:table-row>
        <table:table-row table:style-name="ro1">
          <table:table-cell office:value-type="float" office:value="2279.324" calcext:value-type="float">
            <text:p>2279.324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79.224" calcext:value-type="float">
            <text:p>2279.224</text:p>
          </table:table-cell>
          <table:table-cell table:number-columns-repeated="6"/>
        </table:table-row>
        <table:table-row table:style-name="ro1">
          <table:table-cell office:value-type="float" office:value="2279.727" calcext:value-type="float">
            <text:p>2279.727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78.921" calcext:value-type="float">
            <text:p>2278.921</text:p>
          </table:table-cell>
          <table:table-cell table:number-columns-repeated="6"/>
        </table:table-row>
        <table:table-row table:style-name="ro1">
          <table:table-cell office:value-type="float" office:value="2279.123" calcext:value-type="float">
            <text:p>2279.123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78.619" calcext:value-type="float">
            <text:p>2278.619</text:p>
          </table:table-cell>
          <table:table-cell table:number-columns-repeated="6"/>
        </table:table-row>
        <table:table-row table:style-name="ro1">
          <table:table-cell office:value-type="float" office:value="2280.533" calcext:value-type="float">
            <text:p>2280.533</text:p>
          </table:table-cell>
          <table:table-cell table:number-columns-repeated="6"/>
        </table:table-row>
        <table:table-row table:style-name="ro1">
          <table:table-cell office:value-type="float" office:value="2279.224" calcext:value-type="float">
            <text:p>2279.224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79.526" calcext:value-type="float">
            <text:p>2279.526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79.727" calcext:value-type="float">
            <text:p>2279.727</text:p>
          </table:table-cell>
          <table:table-cell table:number-columns-repeated="6"/>
        </table:table-row>
        <table:table-row table:style-name="ro1">
          <table:table-cell office:value-type="float" office:value="2279.123" calcext:value-type="float">
            <text:p>2279.123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79.727" calcext:value-type="float">
            <text:p>2279.727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79.224" calcext:value-type="float">
            <text:p>2279.224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79.224" calcext:value-type="float">
            <text:p>2279.224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79.123" calcext:value-type="float">
            <text:p>2279.123</text:p>
          </table:table-cell>
          <table:table-cell table:number-columns-repeated="6"/>
        </table:table-row>
        <table:table-row table:style-name="ro1">
          <table:table-cell office:value-type="float" office:value="2278.317" calcext:value-type="float">
            <text:p>2278.317</text:p>
          </table:table-cell>
          <table:table-cell table:number-columns-repeated="6"/>
        </table:table-row>
        <table:table-row table:style-name="ro1">
          <table:table-cell office:value-type="float" office:value="2278.418" calcext:value-type="float">
            <text:p>2278.418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79.224" calcext:value-type="float">
            <text:p>2279.224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>
          <table:table-cell office:value-type="float" office:value="2279.324" calcext:value-type="float">
            <text:p>2279.324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80.634" calcext:value-type="float">
            <text:p>2280.634</text:p>
          </table:table-cell>
          <table:table-cell table:number-columns-repeated="6"/>
        </table:table-row>
        <table:table-row table:style-name="ro1">
          <table:table-cell office:value-type="float" office:value="2279.526" calcext:value-type="float">
            <text:p>2279.526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79.727" calcext:value-type="float">
            <text:p>2279.727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78.821" calcext:value-type="float">
            <text:p>2278.821</text:p>
          </table:table-cell>
          <table:table-cell table:number-columns-repeated="6"/>
        </table:table-row>
        <table:table-row table:style-name="ro1">
          <table:table-cell office:value-type="float" office:value="2279.526" calcext:value-type="float">
            <text:p>2279.526</text:p>
          </table:table-cell>
          <table:table-cell table:number-columns-repeated="6"/>
        </table:table-row>
        <table:table-row table:style-name="ro1">
          <table:table-cell office:value-type="float" office:value="2278.619" calcext:value-type="float">
            <text:p>2278.619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79.324" calcext:value-type="float">
            <text:p>2279.324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79.727" calcext:value-type="float">
            <text:p>2279.727</text:p>
          </table:table-cell>
          <table:table-cell table:number-columns-repeated="6"/>
        </table:table-row>
        <table:table-row table:style-name="ro1">
          <table:table-cell office:value-type="float" office:value="2279.224" calcext:value-type="float">
            <text:p>2279.224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79.727" calcext:value-type="float">
            <text:p>2279.727</text:p>
          </table:table-cell>
          <table:table-cell table:number-columns-repeated="6"/>
        </table:table-row>
        <table:table-row table:style-name="ro1">
          <table:table-cell office:value-type="float" office:value="2279.324" calcext:value-type="float">
            <text:p>2279.324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>
          <table:table-cell office:value-type="float" office:value="2279.224" calcext:value-type="float">
            <text:p>2279.224</text:p>
          </table:table-cell>
          <table:table-cell table:number-columns-repeated="6"/>
        </table:table-row>
        <table:table-row table:style-name="ro1">
          <table:table-cell office:value-type="float" office:value="2278.72" calcext:value-type="float">
            <text:p>2278.72</text:p>
          </table:table-cell>
          <table:table-cell table:number-columns-repeated="6"/>
        </table:table-row>
        <table:table-row table:style-name="ro1">
          <table:table-cell office:value-type="float" office:value="2280.029" calcext:value-type="float">
            <text:p>2280.029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79.123" calcext:value-type="float">
            <text:p>2279.123</text:p>
          </table:table-cell>
          <table:table-cell table:number-columns-repeated="6"/>
        </table:table-row>
        <table:table-row table:style-name="ro1">
          <table:table-cell office:value-type="float" office:value="2281.238" calcext:value-type="float">
            <text:p>2281.238</text:p>
          </table:table-cell>
          <table:table-cell table:number-columns-repeated="6"/>
        </table:table-row>
        <table:table-row table:style-name="ro1">
          <table:table-cell office:value-type="float" office:value="2279.526" calcext:value-type="float">
            <text:p>2279.526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79.324" calcext:value-type="float">
            <text:p>2279.324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79.526" calcext:value-type="float">
            <text:p>2279.526</text:p>
          </table:table-cell>
          <table:table-cell table:number-columns-repeated="6"/>
        </table:table-row>
        <table:table-row table:style-name="ro1">
          <table:table-cell office:value-type="float" office:value="2279.022" calcext:value-type="float">
            <text:p>2279.022</text:p>
          </table:table-cell>
          <table:table-cell table:number-columns-repeated="6"/>
        </table:table-row>
        <table:table-row table:style-name="ro1">
          <table:table-cell office:value-type="float" office:value="2279.828" calcext:value-type="float">
            <text:p>2279.828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80.231" calcext:value-type="float">
            <text:p>2280.231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80.432" calcext:value-type="float">
            <text:p>2280.432</text:p>
          </table:table-cell>
          <table:table-cell table:number-columns-repeated="6"/>
        </table:table-row>
        <table:table-row table:style-name="ro1">
          <table:table-cell office:value-type="float" office:value="2280.332" calcext:value-type="float">
            <text:p>2280.332</text:p>
          </table:table-cell>
          <table:table-cell table:number-columns-repeated="6"/>
        </table:table-row>
        <table:table-row table:style-name="ro1">
          <table:table-cell office:value-type="float" office:value="2279.626" calcext:value-type="float">
            <text:p>2279.626</text:p>
          </table:table-cell>
          <table:table-cell table:number-columns-repeated="6"/>
        </table:table-row>
        <table:table-row table:style-name="ro1">
          <table:table-cell office:value-type="float" office:value="2280.835" calcext:value-type="float">
            <text:p>2280.835</text:p>
          </table:table-cell>
          <table:table-cell table:number-columns-repeated="6"/>
        </table:table-row>
        <table:table-row table:style-name="ro1">
          <table:table-cell office:value-type="float" office:value="2280.13" calcext:value-type="float">
            <text:p>2280.13</text:p>
          </table:table-cell>
          <table:table-cell table:number-columns-repeated="6"/>
        </table:table-row>
        <table:table-row table:style-name="ro1">
          <table:table-cell office:value-type="float" office:value="2279.929" calcext:value-type="float">
            <text:p>2279.929</text:p>
          </table:table-cell>
          <table:table-cell table:number-columns-repeated="6"/>
        </table:table-row>
        <table:table-row table:style-name="ro1">
          <table:table-cell office:value-type="float" office:value="2279.425" calcext:value-type="float">
            <text:p>2279.425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3:11:07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6T14:36:13.668000000</dc:date>
    <meta:editing-duration>PT5H43M26S</meta:editing-duration>
    <meta:editing-cycles>104</meta:editing-cycles>
    <meta:document-statistic meta:table-count="1" meta:cell-count="2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3677">
                <text:p>2.033677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3677">
                <text:p>2.033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3548">
                <text:p>2.03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3426">
                <text:p>2.033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3472">
                <text:p>2.033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3472">
                <text:p>2.033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3137">
                <text:p>2.033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3137">
                <text:p>2.033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3171">
                <text:p>2.033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3171">
                <text:p>2.033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3038">
                <text:p>2.033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3038">
                <text:p>2.033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2881">
                <text:p>2.032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2881">
                <text:p>2.032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